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20b" officeooo:paragraph-rsid="000da20b"/>
    </style:style>
    <style:style style:name="P2" style:family="paragraph" style:parent-style-name="Standard">
      <style:text-properties officeooo:rsid="000f13d1" officeooo:paragraph-rsid="000f13d1"/>
    </style:style>
    <style:style style:name="P3" style:family="paragraph" style:parent-style-name="Standard" style:list-style-name="L1">
      <style:text-properties officeooo:rsid="000f13d1" officeooo:paragraph-rsid="000f13d1"/>
    </style:style>
    <style:style style:name="P4" style:family="paragraph" style:parent-style-name="Standard" style:list-style-name="L1">
      <style:text-properties officeooo:rsid="000f233c" officeooo:paragraph-rsid="000f233c"/>
    </style:style>
    <style:style style:name="P5" style:family="paragraph" style:parent-style-name="Standard" style:list-style-name="L2">
      <style:text-properties officeooo:rsid="000f233c" officeooo:paragraph-rsid="000f23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outer des membres :</text:p>
      <text:p text:style-name="P1">Miditra ao @ groupe (user_groupe)</text:p>
      <text:p text:style-name="P1">Manoratra anarana de manao suggestion nom le barre de recherche</text:p>
      <text:p text:style-name="P1">Ajouter la personne = insert ao @ id ny id anazy de ampidirana ao ku ny groupe_id</text:p>
      <text:p text:style-name="P1"/>
      <text:p text:style-name="P2">Nombre des personnes à ajouter</text:p>
      <text:p text:style-name="P2">Donnée utile :</text:p>
      <text:list xml:id="list509229456" text:style-name="L2">
        <text:list-item>
          <text:p text:style-name="P5">Suppresion droit ao @ groupe</text:p>
        </text:list-item>
        <text:list-item>
          <text:p text:style-name="P5">Création colonne droit ao @ Groupe_membre</text:p>
        </text:list-item>
        <text:list-item>
          <text:p text:style-name="P5">Affichage ny interface d’ajout en fonction an ny droit : nom, droit_ajout, droit_suppr</text:p>
        </text:list-item>
        <text:list-item>
          <text:p text:style-name="P5">$droit suppr et $droit_ajouter</text:p>
        </text:list-item>
      </text:list>
      <text:list xml:id="list1714624141" text:style-name="L1">
        <text:list-item>
          <text:p text:style-name="P3">$id_groupe : session</text:p>
        </text:list-item>
        <text:list-item>
          <text:p text:style-name="P3">$id_personne : select @ $user_name</text:p>
        </text:list-item>
        <text:list-item>
          <text:p text:style-name="P4">Insert into groupe_membre</text:p>
        </text:list-item>
        <text:list-item>
          <text:p text:style-name="P4">affichena @ user groupe ny ajout sy suppr en fonction an ny droit an le person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07:09.326400826</meta:creation-date>
    <dc:date>2019-06-05T22:36:25.093854867</dc:date>
    <meta:editing-duration>PT5H16M38S</meta:editing-duration>
    <meta:editing-cycles>1</meta:editing-cycles>
    <meta:document-statistic meta:table-count="0" meta:image-count="0" meta:object-count="0" meta:page-count="1" meta:paragraph-count="14" meta:word-count="107" meta:character-count="594" meta:non-whitespace-character-count="509"/>
    <meta:generator>LibreOffice/6.2.3.2$Linux_X86_64 LibreOffice_project/20$Build-2</meta:generator>
  </office:meta>
</office:document-meta>
</file>